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f93be" officeooo:paragraph-rsid="000f93b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0f93be" officeooo:paragraph-rsid="000f93be"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20pt" fo:font-weight="bold" officeooo:rsid="000f93be" officeooo:paragraph-rsid="000f93be"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reless Description</text:p>
      <text:p text:style-name="P1">Frequency Requirements:</text:p>
      <text:p text:style-name="P2"/>
      <text:p text:style-name="P2">The wireless protocol needs to have an effective range of potentially up to 100 meters. Additionally, the frequency must be one that will work even in crowded venues, with lots of different cellphone, and Wi-Fi signals present.</text:p>
      <text:p text:style-name="P2"/>
      <text:p text:style-name="P1">Speed Requirements:</text:p>
      <text:p text:style-name="P2"/>
      <text:p text:style-name="P2"/>
      <text:p text:style-name="P2"/>
      <text:p text:style-name="P1">Packet Requirements:</text:p>
      <text:p text:style-name="P2"/>
      <text:p text:style-name="P2"/>
      <text:p text:style-name="P2"/>
      <text:p text:style-name="P1">Current Ide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20:02:30.803703440</meta:creation-date>
    <dc:date>2017-10-09T20:19:37.559552618</dc:date>
    <meta:editing-duration>PT17M7S</meta:editing-duration>
    <meta:editing-cycles>1</meta:editing-cycles>
    <meta:document-statistic meta:table-count="0" meta:image-count="0" meta:object-count="0" meta:page-count="1" meta:paragraph-count="6" meta:word-count="47" meta:character-count="323" meta:non-whitespace-character-count="282"/>
    <meta:generator>LibreOffice/5.1.6.2$Linux_X86_64 LibreOffice_project/10m0$Build-2</meta:generator>
  </office:meta>
</office:document-meta>
</file>